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0B9B8CC8F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Standard">
      <style:text-properties officeooo:rsid="0004ad01" officeooo:paragraph-rsid="0004ad01"/>
    </style:style>
    <style:style style:name="P3" style:family="paragraph" style:parent-style-name="Standard">
      <style:text-properties officeooo:paragraph-rsid="0004ad01"/>
    </style:style>
    <style:style style:name="T1" style:family="text">
      <style:text-properties officeooo:rsid="0005c0f5"/>
    </style:style>
    <style:style style:name="T2" style:family="text">
      <style:text-properties officeooo:rsid="0004ad01"/>
    </style:style>
    <style:style style:name="fr1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<draw:frame draw:style-name="fr1" draw:name="Banner" text:anchor-type="paragraph" svg:x="-2cm" svg:y="-2cm" svg:width="21.001cm" svg:height="2.096cm" draw:z-index="0"><draw:image xlink:href="Pictures/10000000000005DC000000B9B8CC8F04.png" xlink:type="simple" xlink:show="embed" xlink:actuate="onLoad" draw:mime-type="image/png"/></draw:frame>1.1 Introducción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1" text:outline-level="2">1.2 Creación y <text:span text:style-name="T1">p</text:span>ersonalización de <text:span text:style-name="T1">v</text:span>isualizaciones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1" text:outline-level="2">1.3 Conceptos <text:span text:style-name="T1">cl</text:span>ave y <text:span text:style-name="T1">h</text:span>erramientas <text:span text:style-name="T1">c</text:span>omplementarias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1" text:outline-level="2">1.4 Glosario <text:span text:style-name="T1">u</text:span>nidad 1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1" text:outline-level="2">1.5 Material ampliado</text:h>
      <text:p text:style-name="P3"><text:span text:style-name="T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erif" fo:font-family="'Noto Serif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erif" fo:font-family="'Noto Serif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5:00:49.847000000</meta:creation-date>
    <dc:date>2025-05-06T15:18:32.029000000</dc:date>
    <meta:editing-duration>PT11M</meta:editing-duration>
    <meta:editing-cycles>2</meta:editing-cycles>
    <meta:generator>LibreOffice/24.8.6.2$Windows_X86_64 LibreOffice_project/6d98ba145e9a8a39fc57bcc76981d1fb1316c60c</meta:generator>
    <meta:document-statistic meta:table-count="0" meta:image-count="1" meta:object-count="0" meta:page-count="1" meta:paragraph-count="10" meta:word-count="231" meta:character-count="1767" meta:non-whitespace-character-count="1401"/>
  </office:meta>
</office:document-meta>
</file>